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style:use-window-font-color="true" officeooo:rsid="04af6545" officeooo:paragraph-rsid="04af6545"/>
    </style:style>
    <style:style style:name="P4" style:family="paragraph" style:parent-style-name="Heading_20_1">
      <style:paragraph-properties fo:line-height="100%"/>
      <style:text-properties style:use-window-font-color="true" officeooo:rsid="04af6545" officeooo:paragraph-rsid="057e19f6"/>
    </style:style>
    <style:style style:name="P5" style:family="paragraph" style:parent-style-name="Text_20_body">
      <style:text-properties officeooo:rsid="05d8b71f" officeooo:paragraph-rsid="05d8b71f"/>
    </style:style>
    <style:style style:name="P6" style:family="paragraph" style:parent-style-name="Text_20_body" style:list-style-name="L2">
      <style:text-properties officeooo:rsid="05d8b71f" officeooo:paragraph-rsid="05d8b71f"/>
    </style:style>
    <style:style style:name="P7" style:family="paragraph" style:parent-style-name="Text_20_body" style:list-style-name="L2">
      <style:text-properties officeooo:rsid="05da5769" officeooo:paragraph-rsid="05da5769"/>
    </style:style>
    <style:style style:name="P8" style:family="paragraph" style:parent-style-name="Text_20_body">
      <style:text-properties officeooo:rsid="05da5769" officeooo:paragraph-rsid="05da5769"/>
    </style:style>
    <style:style style:name="T1" style:family="text">
      <style:text-properties officeooo:rsid="05226f8d"/>
    </style:style>
    <style:style style:name="T2" style:family="text">
      <style:text-properties officeooo:rsid="052c9289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officeooo:rsid="0550dfd7"/>
    </style:style>
    <style:style style:name="T5" style:family="text">
      <style:text-properties style:use-window-font-color="true" officeooo:rsid="05d8b71f"/>
    </style:style>
    <style:style style:name="T6" style:family="text">
      <style:text-properties officeooo:rsid="05da5769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1">מטלה</text:span> –<text:span text:style-name="T2"> מכרזי ויקרי-קלארק-גרובס ומאירסון</text:span></text:h>
      <text:p text:style-name="P3">יש לענות על שאלה אחת לבחירתכם.</text:p>
      <text:p text:style-name="Heading_20_2"><text:span text:style-name="T3">שאלה </text:span><text:span text:style-name="T4">1</text:span><text:span text:style-name="T3">: </text:span><text:span text:style-name="T5">בעיית התרמיל עם מספרים שלמים</text:span></text:p>
      <text:p text:style-name="P5">המציאו קלט לבעיית התרמיל (ערכים ומשקלים) המקיים את התנאים הבאים:</text:p>
      <text:list xml:id="list2524247259" text:style-name="L2">
        <text:list-item>
          <text:p text:style-name="P6">יש 4 חפצים שונים – לכל חפץ משקל אחר, ערך אחר ויחס ערך/משקל אחר.</text:p>
        </text:list-item>
        <text:list-item>
          <text:p text:style-name="P7">אלגוריתם חמדני א ואלגוריתם חמדני ב נותנים תוצאות שונות.</text:p>
        </text:list-item>
        <text:list-item>
          <text:p text:style-name="P7">מכרז VCG ומכרז מאירסון עם אלגוריתם קירוב-חצי נותנים תוצאות שונות.</text:p>
        </text:list-item>
        <text:list-item>
          <text:p text:style-name="P7">ניתן לחשב את כל תשלומי הסף במכרזים הנ"ל בעזרת מספרים שלמים בלבד.</text:p>
        </text:list-item>
      </text:list>
      <text:p text:style-name="P8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8.2$Linux_X86_64 LibreOffice_project/20$Build-2</meta:generator>
    <dc:date>2020-02-27T10:48:55.724009226</dc:date>
    <meta:editing-duration>P11DT9H36M11S</meta:editing-duration>
    <meta:editing-cycles>1327</meta:editing-cycles>
    <dc:creator>Erel Segal-Halevi</dc:creator>
    <meta:document-statistic meta:table-count="0" meta:image-count="0" meta:object-count="0" meta:page-count="1" meta:paragraph-count="10" meta:word-count="82" meta:character-count="442" meta:non-whitespace-character-count="372"/>
  </office:meta>
</office:document-meta>
</file>